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none" draw:textarea-horizontal-align="justify" draw:textarea-vertical-align="middle" draw:auto-grow-height="false" fo:min-height="2.222cm" fo:min-width="3.648cm" fo:wrap-option="no-wrap"/>
    </style:style>
    <style:style style:name="gr2" style:family="graphic" style:parent-style-name="standard">
      <style:graphic-properties svg:stroke-color="#000000" draw:fill="solid" draw:fill-color="#cccccc" draw:textarea-horizontal-align="justify" draw:textarea-vertical-align="middle" draw:auto-grow-height="false" fo:min-height="2.042cm" fo:min-width="5.856cm"/>
    </style:style>
    <style:style style:name="gr3" style:family="graphic" style:parent-style-name="standard">
      <style:graphic-properties svg:stroke-color="#000000" draw:fill="none" draw:textarea-horizontal-align="justify" draw:textarea-vertical-align="middle" draw:auto-grow-height="false" fo:min-height="0.703cm" fo:min-width="0.517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color="#000000" draw:fill="solid" draw:fill-color="#cccccc" draw:textarea-horizontal-align="justify" draw:textarea-vertical-align="middle" draw:auto-grow-height="false" fo:min-height="2.042cm" fo:min-width="3.809cm"/>
    </style:style>
    <style:style style:name="gr7" style:family="graphic" style:parent-style-name="standard">
      <style:graphic-properties svg:stroke-color="#000000" draw:fill="solid" draw:fill-color="#cccccc" draw:textarea-horizontal-align="justify" draw:textarea-vertical-align="middle" draw:auto-grow-height="false" fo:min-height="5.371cm" fo:min-width="5.496cm"/>
    </style:style>
    <style:style style:name="gr8" style:family="graphic" style:parent-style-name="standard">
      <style:graphic-properties svg:stroke-color="#000000" draw:fill="solid" draw:fill-color="#cccccc" draw:textarea-horizontal-align="justify" draw:textarea-vertical-align="middle" draw:auto-grow-height="false" fo:min-height="2.042cm" fo:min-width="7.361cm"/>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cccccc"/>
      <style:paragraph-properties fo:text-align="center"/>
    </style:style>
    <style:style style:name="P4" style:family="paragraph">
      <loext:graphic-properties draw:fill="none" draw:fill-color="#ffffff"/>
    </style:style>
    <style:style style:name="P5"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2" draw:id="id2" draw:layer="layout" svg:width="6.35cm" svg:height="3.81cm" svg:x="3.602cm" svg:y="4.864cm">
          <text:p text:style-name="P1">Gazeb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5" draw:id="id5" draw:layer="layout" svg:width="6.604cm" svg:height="2.54cm" svg:x="12.146cm" svg:y="5.472cm">
          <text:p text:style-name="P1">model_car_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1.016cm" svg:height="1.524cm" svg:x="1.51cm" svg:y="2.1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4" draw:layer="layout" svg:width="5.006cm" svg:height="0.962cm" svg:x="-0.194cm" svg:y="1.362cm">
          <draw:text-box>
            <text:p>road description</text:p>
          </draw:text-box>
        </draw:frame>
        <draw:custom-shape draw:style-name="gr3" draw:text-style-name="P2" xml:id="id3" draw:id="id3" draw:layer="layout" svg:width="1.016cm" svg:height="1.524cm" svg:x="6.31cm" svg:y="2.1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4" draw:layer="layout" svg:width="4.9cm" svg:height="0.962cm" svg:x="4.606cm" svg:y="1.363cm">
          <draw:text-box>
            <text:p>sign description</text:p>
          </draw:text-box>
        </draw:frame>
        <draw:custom-shape draw:style-name="gr3" draw:text-style-name="P2" xml:id="id4" draw:id="id4" draw:layer="layout" svg:width="1.016cm" svg:height="1.524cm" svg:x="11.088cm" svg:y="2.1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4" draw:layer="layout" svg:width="4.621cm" svg:height="0.962cm" svg:x="9.384cm" svg:y="1.363cm">
          <draw:text-box>
            <text:p>car description</text:p>
          </draw:text-box>
        </draw:frame>
        <draw:connector draw:style-name="gr5" draw:text-style-name="P2" draw:layer="layout" draw:type="line" svg:x1="2.018cm" svg:y1="3.648cm" svg:x2="3.602cm" svg:y2="6.769cm" draw:start-shape="id1" draw:start-glue-point="7" draw:end-shape="id2" svg:d="M2018 3648l1584 3121" svg:viewBox="0 0 1585 3122">
          <text:p/>
        </draw:connector>
        <draw:connector draw:style-name="gr5" draw:text-style-name="P2" draw:layer="layout" draw:type="line" svg:x1="6.818cm" svg:y1="3.649cm" svg:x2="6.777cm" svg:y2="4.864cm" draw:start-shape="id3" draw:start-glue-point="7" draw:end-shape="id2" svg:d="M6818 3649l-41 1215" svg:viewBox="0 0 42 1216">
          <text:p/>
        </draw:connector>
        <draw:connector draw:style-name="gr5" draw:text-style-name="P2" draw:layer="layout" draw:type="line" svg:x1="11.596cm" svg:y1="3.649cm" svg:x2="9.952cm" svg:y2="6.769cm" draw:start-shape="id4" draw:start-glue-point="7" draw:end-shape="id2" svg:d="M11596 3649l-1644 3120" svg:viewBox="0 0 1645 3121">
          <text:p/>
        </draw:connector>
        <draw:custom-shape draw:style-name="gr6" draw:text-style-name="P3" xml:id="id6" draw:id="id6" draw:layer="layout" svg:width="4.557cm" svg:height="2.54cm" svg:x="0.523cm" svg:y="13.773cm">
          <text:p text:style-name="P1">ar_track_alv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7" draw:id="id7" draw:layer="layout" svg:width="6.604cm" svg:height="6.229cm" svg:x="10.223cm" svg:y="10.373cm">
          <draw:glue-point draw:id="4" svg:x="-5cm" svg:y="-3.302cm"/>
          <draw:glue-point draw:id="5" svg:x="-5cm" svg:y="2.406cm"/>
          <text:p text:style-name="P1">sc20_cnn_m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xml:id="id8" draw:id="id8" draw:layer="layout" svg:width="8.109cm" svg:height="2.54cm" svg:x="19.723cm" svg:y="12.173cm">
          <text:p text:style-name="P1">sc20_traffic_sign_classifi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2" draw:layer="layout" draw:type="line" svg:x1="12.146cm" svg:y1="6.742cm" svg:x2="9.952cm" svg:y2="6.769cm" draw:start-shape="id5" draw:start-glue-point="3" draw:end-shape="id2" draw:end-glue-point="1" svg:d="M12146 6742l-2194 27" svg:viewBox="0 0 2195 28">
          <text:p/>
        </draw:connector>
        <draw:connector draw:style-name="gr5" draw:text-style-name="P2" draw:layer="layout" draw:line-skew="0.206cm" svg:x1="6.777cm" svg:y1="8.674cm" svg:x2="2.801cm" svg:y2="13.773cm" draw:start-shape="id2" draw:start-glue-point="2" draw:end-shape="id6" draw:end-glue-point="0" svg:d="M6777 8674v2756h-3976v2343" svg:viewBox="0 0 3977 5100">
          <text:p/>
        </draw:connector>
        <draw:connector draw:style-name="gr5" draw:text-style-name="P2" draw:layer="layout" svg:x1="6.777cm" svg:y1="8.674cm" svg:x2="10.223cm" svg:y2="11.431cm" draw:start-shape="id2" draw:start-glue-point="2" draw:end-shape="id7" draw:end-glue-point="4" svg:d="M6777 8674v2757h3446" svg:viewBox="0 0 3447 2758">
          <text:p/>
        </draw:connector>
        <draw:connector draw:style-name="gr5" draw:text-style-name="P2" draw:layer="layout" draw:type="line" svg:x1="5.08cm" svg:y1="15.043cm" svg:x2="10.223cm" svg:y2="14.985cm" draw:start-shape="id6" draw:start-glue-point="1" draw:end-shape="id7" draw:end-glue-point="5" svg:d="M5080 15043l5143-58" svg:viewBox="0 0 5144 59">
          <text:p/>
        </draw:connector>
        <draw:connector draw:style-name="gr9" draw:text-style-name="P2" draw:layer="layout" draw:type="line" svg:x1="16.827cm" svg:y1="13.487cm" svg:x2="19.723cm" svg:y2="13.443cm" draw:start-shape="id7" draw:start-glue-point="1" draw:end-shape="id8" draw:end-glue-point="3" svg:d="M16827 13487l2896-44" svg:viewBox="0 0 2897 45">
          <text:p/>
        </draw:connector>
        <draw:connector draw:style-name="gr5" draw:text-style-name="P2" draw:layer="layout" svg:x1="13.525cm" svg:y1="10.373cm" svg:x2="15.448cm" svg:y2="8.012cm" draw:start-shape="id7" draw:end-shape="id5" draw:end-glue-point="2" svg:d="M13525 10373v-1180h1923v-1181" svg:viewBox="0 0 1924 2362">
          <text:p/>
        </draw:connector>
        <draw:frame draw:style-name="gr4" draw:text-style-name="P4" draw:layer="layout" svg:width="5.184cm" svg:height="0.962cm" svg:x="13.566cm" svg:y="9.198cm">
          <draw:text-box>
            <text:p>AckermannDrive</text:p>
          </draw:text-box>
        </draw:frame>
        <draw:frame draw:style-name="gr4" draw:text-style-name="P4" draw:layer="layout" svg:width="2.263cm" svg:height="0.962cm" svg:x="6.777cm" svg:y="8.944cm">
          <draw:text-box>
            <text:p>Image</text:p>
          </draw:text-box>
        </draw:frame>
        <draw:frame draw:style-name="gr4" draw:text-style-name="P4" draw:layer="layout" svg:width="3.177cm" svg:height="0.962cm" svg:x="16.727cm" svg:y="13.443cm">
          <draw:text-box>
            <text:p>get_class</text:p>
          </draw:text-box>
        </draw:frame>
        <draw:frame draw:style-name="gr4" draw:text-style-name="P4" draw:layer="layout" svg:width="4.236cm" svg:height="0.962cm" svg:x="5.416cm" svg:y="15.04cm">
          <draw:text-box>
            <text:p>AlvarMarkers</text:p>
          </draw:text-box>
        </draw:frame>
        <presentation:notes draw:style-name="dp2">
          <draw:page-thumbnail draw:style-name="gr10"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12T10:17:29.314499417</meta:creation-date>
    <dc:date>2020-06-12T10:30:38.706714416</dc:date>
    <meta:editing-duration>PT13M8S</meta:editing-duration>
    <meta:editing-cycles>4</meta:editing-cycles>
    <meta:generator>LibreOffice/5.1.6.2$Linux_X86_64 LibreOffice_project/10m0$Build-2</meta:generator>
    <meta:document-statistic meta:object-count="47"/>
  </office:meta>
</office:document-meta>
</file>